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8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end-shape="id32" draw:end-glue-point="3" svg:d="m12474 16231c1954 0 364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8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end-shape="id39" draw:end-glue-point="3" svg:d="m12474 16231c1954 0 364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8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end-shape="id46" draw:end-glue-point="3" svg:d="m12474 16231c1954 0 364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8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end-shape="id53" draw:end-glue-point="3" svg:d="m12474 16231c1954 0 364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09T19:48:19.894553952</dc:date>
    <dc:creator>markus </dc:creator>
    <meta:editing-duration>PT15H45M24S</meta:editing-duration>
    <meta:editing-cycles>30</meta:editing-cycles>
    <meta:generator>LibreOffice/4.1.4.2$Linux_X86_64 LibreOffice_project/410m0$Build-2</meta:generator>
    <meta:document-statistic meta:object-count="197"/>
  </office:meta>
</office:document-meta>
</file>